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5816" officeooo:paragraph-rsid="000c5816"/>
    </style:style>
    <style:style style:name="P2" style:family="paragraph" style:parent-style-name="Standard">
      <style:text-properties officeooo:rsid="000db25c" officeooo:paragraph-rsid="000db25c"/>
    </style:style>
    <style:style style:name="P3" style:family="paragraph" style:parent-style-name="Standard">
      <style:text-properties officeooo:rsid="000e1ff7" officeooo:paragraph-rsid="000e1ff7"/>
    </style:style>
    <style:style style:name="T1" style:family="text">
      <style:text-properties officeooo:rsid="000c5816"/>
    </style:style>
    <style:style style:name="T2" style:family="text">
      <style:text-properties officeooo:rsid="000db25c"/>
    </style:style>
    <style:style style:name="T3" style:family="text">
      <style:text-properties officeooo:rsid="000f7461"/>
    </style:style>
    <style:style style:name="T4" style:family="text">
      <style:text-properties officeooo:rsid="000fd9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Curso NUCBA</text:span></text:p>
      <text:p text:style-name="Standard"/>
      <text:p text:style-name="P1">Clase <text:span text:style-name="T2">0</text:span>1:</text:p>
      <text:p text:style-name="P1"/>
      <text:p text:style-name="P1">Ver tema Challenges, entregar. Tienen una demora de devolución de 7 días.</text:p>
      <text:p text:style-name="P1">7 días por cada challenge.</text:p>
      <text:p text:style-name="P1">No tienen nota, son la constancia de que se va progresando. Una devolución sobre en qué mejorar.</text:p>
      <text:p text:style-name="P1"/>
      <text:p text:style-name="P1">PRACTICAR!</text:p>
      <text:p text:style-name="P1"/>
      <text:p text:style-name="P2">Fullstack: </text:p>
      <text:p text:style-name="P2"/>
      <text:p text:style-name="P2">- Frontend: lógica de interacción con el usuario.</text:p>
      <text:p text:style-name="P2"/>
      <text:p text:style-name="P2">- HTML, CSS, Sass, JS</text:p>
      <text:p text:style-name="P2"/>
      <text:p text:style-name="P2">- Backend: JS, node, Express</text:p>
      <text:p text:style-name="P2"/>
      <text:p text:style-name="P2"/>
      <text:p text:style-name="P2"/>
      <text:p text:style-name="P2">2. HTML (Hypertext Markup Languae)</text:p>
      <text:p text:style-name="P1"/>
      <text:p text:style-name="P2">Estructura básica:</text:p>
      <text:p text:style-name="P2">!DOCTYPE: indica qué version de html se esta utilizando</text:p>
      <text:p text:style-name="P2">&lt;html&gt; etiqueta de primer nivel para todo el documento</text:p>
      <text:p text:style-name="P2">&lt;head&gt; info general acerca del documento, título, enlaces, hojas de estilo</text:p>
      <text:p text:style-name="P2">&lt;body&gt; contenedor de todo el cuerpo del archivo</text:p>
      <text:p text:style-name="P2">&lt;footer&gt; copyright, licencia, contacto, <text:span text:style-name="T3">colabora con la accesibilidad de una página. Son priorizadas por los buscadores, por su accesibilidad y experiencia. </text:span></text:p>
      <text:p text:style-name="P2"/>
      <text:p text:style-name="P2"/>
      <text:p text:style-name="P3">Semántica: como se diferencian los elementos. De qué manera se priorizan los elementos del body. <text:span text:style-name="T4">Estudia el significado de las expresiones lingüisticas.</text:span>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9:56:48.279881741</meta:creation-date>
    <dc:date>2022-05-23T21:40:37.746427692</dc:date>
    <meta:editing-duration>PT12M38S</meta:editing-duration>
    <meta:editing-cycles>1</meta:editing-cycles>
    <meta:document-statistic meta:table-count="0" meta:image-count="0" meta:object-count="0" meta:page-count="1" meta:paragraph-count="18" meta:word-count="146" meta:character-count="927" meta:non-whitespace-character-count="797"/>
    <meta:generator>LibreOffice/6.4.7.2$Linux_X86_64 LibreOffice_project/40$Build-2</meta:generator>
  </office:meta>
</office:document-meta>
</file>